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465in" svg:height="4.724in" svg:x="0.6626in" svg:y="1.3374in">
            <draw:object draw:notify-on-update-of-ranges="Sheet1.B1:Sheet1.H1 Sheet1.A2:Sheet1.A2 Sheet1.B2:Sheet1.H2 Sheet1.A3:Sheet1.A3 Sheet1.B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57916" calcext:value-type="float">
            <text:p>0.057916</text:p>
          </table:table-cell>
          <table:table-cell office:value-type="float" office:value="0.0544342" calcext:value-type="float">
            <text:p>5.44E-02</text:p>
          </table:table-cell>
          <table:table-cell office:value-type="float" office:value="0.18524" calcext:value-type="float">
            <text:p>0.18524</text:p>
          </table:table-cell>
          <table:table-cell office:value-type="float" office:value="0.190085" calcext:value-type="float">
            <text:p>0.190085</text:p>
          </table:table-cell>
          <table:table-cell office:value-type="float" office:value="0.023929" calcext:value-type="float">
            <text:p>0.023929</text:p>
          </table:table-cell>
          <table:table-cell office:value-type="float" office:value="0.023541" calcext:value-type="float">
            <text:p>0.02354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0.048029" calcext:value-type="float">
            <text:p>0.048029</text:p>
          </table:table-cell>
          <table:table-cell office:value-type="float" office:value="0.0453861" calcext:value-type="float">
            <text:p>4.54E-02</text:p>
          </table:table-cell>
          <table:table-cell office:value-type="float" office:value="0.061663" calcext:value-type="float">
            <text:p>0.061663</text:p>
          </table:table-cell>
          <table:table-cell office:value-type="float" office:value="0.265433" calcext:value-type="float">
            <text:p>0.265433</text:p>
          </table:table-cell>
          <table:table-cell office:value-type="float" office:value="0.190977" calcext:value-type="float">
            <text:p>0.190977</text:p>
          </table:table-cell>
          <table:table-cell office:value-type="float" office:value="0.150999" calcext:value-type="float">
            <text:p>0.150999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number-columns-repeated="2" office:value-type="float" office:value="0.000009" calcext:value-type="float">
            <text:p>0.000009</text:p>
          </table:table-cell>
          <table:table-cell office:value-type="float" office:value="0.00000785" calcext:value-type="float">
            <text:p>7.85E-06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09982815" calcext:value-type="float">
            <text:p>9.98E-02</text:p>
          </table:table-cell>
          <table:table-cell office:value-type="float" office:value="0.246995" calcext:value-type="float">
            <text:p>0.246995</text:p>
          </table:table-cell>
          <table:table-cell office:value-type="float" office:value="0.455602" calcext:value-type="float">
            <text:p>0.455602</text:p>
          </table:table-cell>
          <table:table-cell office:value-type="float" office:value="0.214922" calcext:value-type="float">
            <text:p>0.214922</text:p>
          </table:table-cell>
          <table:table-cell office:value-type="float" office:value="0.174554" calcext:value-type="float">
            <text:p>0.174554</text:p>
          </table:table-cell>
        </table:table-row>
      </table:table>
      <table:table table:name="Sheet2" table:style-name="ta1">
        <table:shapes>
          <draw:frame draw:z-index="0" draw:style-name="gr1" draw:text-style-name="P1" svg:width="10.3398in" svg:height="6.8992in" svg:x="1.9622in" svg:y="6.815in">
            <draw:object draw:notify-on-update-of-ranges="Sheet2.A2:Sheet2.A21 Sheet2.B1:Sheet2.B1 Sheet2.B2:Sheet2.B21 Sheet2.A2:Sheet2.A21 Sheet2.C1:Sheet2.C1 Sheet2.C2:Sheet2.C21 Sheet2.A2:Sheet2.A21 Sheet2.D1:Sheet2.D1 Sheet2.D2:Sheet2.D21 Sheet2.A2:Sheet2.A21 Sheet2.E1:Sheet2.E1 Sheet2.E2:Sheet2.E21 Sheet2.A2:Sheet2.A21 Sheet2.F1:Sheet2.F1 Sheet2.F2:Sheet2.F21 Sheet2.A2:Sheet2.A21 Sheet2.G1:Sheet2.G1 Sheet2.G2:Sheet2.G21 Sheet2.A2:Sheet2.A21 Sheet2.H1:Sheet2.H1 Sheet2.H2:Sheet2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3" calcext:value-type="float">
            <text:p>0.00003</text:p>
          </table:table-cell>
          <table:table-cell table:style-name="ce1" office:value-type="float" office:value="0.0000317" calcext:value-type="float">
            <text:p>3.17E-05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table:style-name="ce1" office:value-type="float" office:value="0.000115" calcext:value-type="float">
            <text:p>1.15E-04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86" calcext:value-type="float">
            <text:p>0.000586</text:p>
          </table:table-cell>
          <table:table-cell table:style-name="ce1" office:value-type="float" office:value="0.0010697" calcext:value-type="float">
            <text:p>1.07E-03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001978" calcext:value-type="float">
            <text:p>0.001978</text:p>
          </table:table-cell>
          <table:table-cell table:style-name="ce1" office:value-type="float" office:value="0.0015562" calcext:value-type="float">
            <text:p>1.56E-03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04149" calcext:value-type="float">
            <text:p>0.004149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.005756" calcext:value-type="float">
            <text:p>0.005756</text:p>
          </table:table-cell>
          <table:table-cell table:style-name="ce1" office:value-type="float" office:value="0.007004" calcext:value-type="float">
            <text:p>7.00E-03</text:p>
          </table:table-cell>
          <table:table-cell office:value-type="float" office:value="0.009222" calcext:value-type="float">
            <text:p>0.009222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09932" calcext:value-type="float">
            <text:p>0.009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165" calcext:value-type="float">
            <text:p>0.012165</text:p>
          </table:table-cell>
          <table:table-cell office:value-type="float" office:value="0.01227" calcext:value-type="float">
            <text:p>0.01227</text:p>
          </table:table-cell>
          <table:table-cell table:style-name="ce1" office:value-type="float" office:value="0.0141335" calcext:value-type="float">
            <text:p>1.41E-02</text:p>
          </table:table-cell>
          <table:table-cell office:value-type="float" office:value="0.026644" calcext:value-type="float">
            <text:p>0.026644</text:p>
          </table:table-cell>
          <table:table-cell office:value-type="float" office:value="0.061062" calcext:value-type="float">
            <text:p>0.061062</text:p>
          </table:table-cell>
          <table:table-cell office:value-type="float" office:value="0.027731" calcext:value-type="float">
            <text:p>0.027731</text:p>
          </table:table-cell>
          <table:table-cell office:value-type="float" office:value="0.021662" calcext:value-type="float">
            <text:p>0.021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3046" calcext:value-type="float">
            <text:p>0.023046</text:p>
          </table:table-cell>
          <table:table-cell office:value-type="float" office:value="0.023024" calcext:value-type="float">
            <text:p>0.023024</text:p>
          </table:table-cell>
          <table:table-cell table:style-name="ce1" office:value-type="float" office:value="0.025531" calcext:value-type="float">
            <text:p>2.55E-02</text:p>
          </table:table-cell>
          <table:table-cell office:value-type="float" office:value="0.057973" calcext:value-type="float">
            <text:p>0.057973</text:p>
          </table:table-cell>
          <table:table-cell office:value-type="float" office:value="0.108796" calcext:value-type="float">
            <text:p>0.108796</text:p>
          </table:table-cell>
          <table:table-cell office:value-type="float" office:value="0.051693" calcext:value-type="float">
            <text:p>0.051693</text:p>
          </table:table-cell>
          <table:table-cell office:value-type="float" office:value="0.040396" calcext:value-type="float">
            <text:p>0.0403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9048" calcext:value-type="float">
            <text:p>0.039048</text:p>
          </table:table-cell>
          <table:table-cell office:value-type="float" office:value="0.039147" calcext:value-type="float">
            <text:p>0.039147</text:p>
          </table:table-cell>
          <table:table-cell table:style-name="ce1" office:value-type="float" office:value="0.04123625" calcext:value-type="float">
            <text:p>4.12E-02</text:p>
          </table:table-cell>
          <table:table-cell office:value-type="float" office:value="0.099452" calcext:value-type="float">
            <text:p>0.099452</text:p>
          </table:table-cell>
          <table:table-cell office:value-type="float" office:value="0.184739" calcext:value-type="float">
            <text:p>0.184739</text:p>
          </table:table-cell>
          <table:table-cell office:value-type="float" office:value="0.08743" calcext:value-type="float">
            <text:p>0.08743</text:p>
          </table:table-cell>
          <table:table-cell office:value-type="float" office:value="0.071608" calcext:value-type="float">
            <text:p>0.0716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863" calcext:value-type="float">
            <text:p>0.062863</text:p>
          </table:table-cell>
          <table:table-cell office:value-type="float" office:value="0.0631" calcext:value-type="float">
            <text:p>0.0631</text:p>
          </table:table-cell>
          <table:table-cell table:style-name="ce1" office:value-type="float" office:value="0.06476775" calcext:value-type="float">
            <text:p>6.48E-02</text:p>
          </table:table-cell>
          <table:table-cell office:value-type="float" office:value="0.158377" calcext:value-type="float">
            <text:p>0.158377</text:p>
          </table:table-cell>
          <table:table-cell office:value-type="float" office:value="0.295841" calcext:value-type="float">
            <text:p>0.295841</text:p>
          </table:table-cell>
          <table:table-cell office:value-type="float" office:value="0.143413" calcext:value-type="float">
            <text:p>0.143413</text:p>
          </table:table-cell>
          <table:table-cell office:value-type="float" office:value="0.11145" calcext:value-type="float">
            <text:p>0.11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9104" calcext:value-type="float">
            <text:p>0.099104</text:p>
          </table:table-cell>
          <table:table-cell office:value-type="float" office:value="0.098742" calcext:value-type="float">
            <text:p>0.098742</text:p>
          </table:table-cell>
          <table:table-cell table:style-name="ce1" office:value-type="float" office:value="0.09922615" calcext:value-type="float">
            <text:p>9.92E-02</text:p>
          </table:table-cell>
          <table:table-cell office:value-type="float" office:value="0.237981" calcext:value-type="float">
            <text:p>0.237981</text:p>
          </table:table-cell>
          <table:table-cell office:value-type="float" office:value="0.450751" calcext:value-type="float">
            <text:p>0.450751</text:p>
          </table:table-cell>
          <table:table-cell office:value-type="float" office:value="0.214662" calcext:value-type="float">
            <text:p>0.214662</text:p>
          </table:table-cell>
          <table:table-cell office:value-type="float" office:value="0.17403" calcext:value-type="float">
            <text:p>0.174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57427" calcext:value-type="float">
            <text:p>0.157427</text:p>
          </table:table-cell>
          <table:table-cell office:value-type="float" office:value="0.158659" calcext:value-type="float">
            <text:p>0.158659</text:p>
          </table:table-cell>
          <table:table-cell office:value-type="float" office:value="0.14643585" calcext:value-type="float">
            <text:p>0.14643585</text:p>
          </table:table-cell>
          <table:table-cell office:value-type="float" office:value="0.363337" calcext:value-type="float">
            <text:p>0.363337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317698" calcext:value-type="float">
            <text:p>0.317698</text:p>
          </table:table-cell>
          <table:table-cell office:value-type="float" office:value="0.254348" calcext:value-type="float">
            <text:p>0.2543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29834" calcext:value-type="float">
            <text:p>0.229834</text:p>
          </table:table-cell>
          <table:table-cell office:value-type="float" office:value="0.20746495" calcext:value-type="float">
            <text:p>0.20746495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0.931062" calcext:value-type="float">
            <text:p>0.931062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359726" calcext:value-type="float">
            <text:p>0.3597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02414" calcext:value-type="float">
            <text:p>0.302414</text:p>
          </table:table-cell>
          <table:table-cell office:value-type="float" office:value="0.312556" calcext:value-type="float">
            <text:p>0.312556</text:p>
          </table:table-cell>
          <table:table-cell office:value-type="float" office:value="0.28745815" calcext:value-type="float">
            <text:p>0.28745815</text:p>
          </table:table-cell>
          <table:table-cell office:value-type="float" office:value="0.715894" calcext:value-type="float">
            <text:p>0.715894</text:p>
          </table:table-cell>
          <table:table-cell office:value-type="float" office:value="1.256962" calcext:value-type="float">
            <text:p>1.256962</text:p>
          </table:table-cell>
          <table:table-cell office:value-type="float" office:value="0.622381" calcext:value-type="float">
            <text:p>0.622381</text:p>
          </table:table-cell>
          <table:table-cell office:value-type="float" office:value="0.498197" calcext:value-type="float">
            <text:p>0.4981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15643" calcext:value-type="float">
            <text:p>0.415643</text:p>
          </table:table-cell>
          <table:table-cell office:value-type="float" office:value="0.430904" calcext:value-type="float">
            <text:p>0.430904</text:p>
          </table:table-cell>
          <table:table-cell office:value-type="float" office:value="0.38503495" calcext:value-type="float">
            <text:p>0.38503495</text:p>
          </table:table-cell>
          <table:table-cell office:value-type="float" office:value="0.965354" calcext:value-type="float">
            <text:p>0.965354</text:p>
          </table:table-cell>
          <table:table-cell office:value-type="float" office:value="1.684849" calcext:value-type="float">
            <text:p>1.684849</text:p>
          </table:table-cell>
          <table:table-cell office:value-type="float" office:value="0.834821" calcext:value-type="float">
            <text:p>0.834821</text:p>
          </table:table-cell>
          <table:table-cell office:value-type="float" office:value="0.655842" calcext:value-type="float">
            <text:p>0.655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43664" calcext:value-type="float">
            <text:p>0.543664</text:p>
          </table:table-cell>
          <table:table-cell office:value-type="float" office:value="0.566746" calcext:value-type="float">
            <text:p>0.566746</text:p>
          </table:table-cell>
          <table:table-cell office:value-type="float" office:value="0.50962785" calcext:value-type="float">
            <text:p>0.50962785</text:p>
          </table:table-cell>
          <table:table-cell office:value-type="float" office:value="1.254388" calcext:value-type="float">
            <text:p>1.254388</text:p>
          </table:table-cell>
          <table:table-cell office:value-type="float" office:value="2.198678" calcext:value-type="float">
            <text:p>2.198678</text:p>
          </table:table-cell>
          <table:table-cell office:value-type="float" office:value="1.094014" calcext:value-type="float">
            <text:p>1.094014</text:p>
          </table:table-cell>
          <table:table-cell office:value-type="float" office:value="0.867668" calcext:value-type="float">
            <text:p>0.8676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04831" calcext:value-type="float">
            <text:p>0.704831</text:p>
          </table:table-cell>
          <table:table-cell office:value-type="float" office:value="0.717338" calcext:value-type="float">
            <text:p>0.717338</text:p>
          </table:table-cell>
          <table:table-cell office:value-type="float" office:value="0.66753845" calcext:value-type="float">
            <text:p>0.66753845</text:p>
          </table:table-cell>
          <table:table-cell office:value-type="float" office:value="1.586856" calcext:value-type="float">
            <text:p>1.586856</text:p>
          </table:table-cell>
          <table:table-cell office:value-type="float" office:value="2.836287" calcext:value-type="float">
            <text:p>2.836287</text:p>
          </table:table-cell>
          <table:table-cell office:value-type="float" office:value="1.417538" calcext:value-type="float">
            <text:p>1.417538</text:p>
          </table:table-cell>
          <table:table-cell office:value-type="float" office:value="1.131523" calcext:value-type="float">
            <text:p>1.1315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18773" calcext:value-type="float">
            <text:p>0.918773</text:p>
          </table:table-cell>
          <table:table-cell office:value-type="float" office:value="0.936708" calcext:value-type="float">
            <text:p>0.936708</text:p>
          </table:table-cell>
          <table:table-cell office:value-type="float" office:value="0.8537368" calcext:value-type="float">
            <text:p>0.8537368</text:p>
          </table:table-cell>
          <table:table-cell office:value-type="float" office:value="2.055026" calcext:value-type="float">
            <text:p>2.055026</text:p>
          </table:table-cell>
          <table:table-cell office:value-type="float" office:value="3.65812" calcext:value-type="float">
            <text:p>3.65812</text:p>
          </table:table-cell>
          <table:table-cell office:value-type="float" office:value="1.822292" calcext:value-type="float">
            <text:p>1.822292</text:p>
          </table:table-cell>
          <table:table-cell office:value-type="float" office:value="1.453658" calcext:value-type="float">
            <text:p>1.4536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1527" calcext:value-type="float">
            <text:p>1.1527</text:p>
          </table:table-cell>
          <table:table-cell office:value-type="float" office:value="1.163842" calcext:value-type="float">
            <text:p>1.163842</text:p>
          </table:table-cell>
          <table:table-cell office:value-type="float" office:value="1.07262335" calcext:value-type="float">
            <text:p>1.07262335</text:p>
          </table:table-cell>
          <table:table-cell office:value-type="float" office:value="2.56494" calcext:value-type="float">
            <text:p>2.56494</text:p>
          </table:table-cell>
          <table:table-cell office:value-type="float" office:value="4.565095" calcext:value-type="float">
            <text:p>4.565095</text:p>
          </table:table-cell>
          <table:table-cell office:value-type="float" office:value="2.28669" calcext:value-type="float">
            <text:p>2.28669</text:p>
          </table:table-cell>
          <table:table-cell office:value-type="float" office:value="1.794432" calcext:value-type="float">
            <text:p>1.7944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13618" calcext:value-type="float">
            <text:p>1.413618</text:p>
          </table:table-cell>
          <table:table-cell office:value-type="float" office:value="1.439525" calcext:value-type="float">
            <text:p>1.439525</text:p>
          </table:table-cell>
          <table:table-cell office:value-type="float" office:value="1.33748035" calcext:value-type="float">
            <text:p>1.33748035</text:p>
          </table:table-cell>
          <table:table-cell office:value-type="float" office:value="3.194308" calcext:value-type="float">
            <text:p>3.194308</text:p>
          </table:table-cell>
          <table:table-cell office:value-type="float" office:value="5.722741" calcext:value-type="float">
            <text:p>5.722741</text:p>
          </table:table-cell>
          <table:table-cell office:value-type="float" office:value="2.850064" calcext:value-type="float">
            <text:p>2.850064</text:p>
          </table:table-cell>
          <table:table-cell office:value-type="float" office:value="2.284006" calcext:value-type="float">
            <text:p>2.284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2-07T18:35:42.556000730</dc:date>
    <meta:editing-duration>PT7H26M45S</meta:editing-duration>
    <meta:editing-cycles>19</meta:editing-cycles>
    <meta:generator>LibreOffice/7.4.7.2$Linux_X86_64 LibreOffice_project/40$Build-2</meta:generator>
    <meta:document-statistic meta:table-count="2" meta:cell-count="19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Sheet1.A1:Sheet1.H3" chart:data-source-has-labels="both" svg:x="0.378cm" svg:y="1.421cm" svg:width="16.24cm" svg:height="9.368cm">
          <chart:coordinate-region svg:x="3.508cm" svg:y="1.421cm" svg:width="12.865cm" svg:height="8.715cm"/>
          <chart:axis chart:dimension="x" chart:name="primary-x" chart:style-name="ch5" chartooo:axis-type="auto">
            <chartooo:date-scale/>
            <chart:categories table:cell-range-address="Sheet1.B1:Sheet1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bar">
            <chart:data-point chart:repeated="7"/>
          </chart:series>
          <chart:series chart:style-name="ch10" chart:values-cell-range-address="Sheet1.B3:Sheet1.H3" chart:label-cell-address="Sheet1.A3:Sheet1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Sheet1.B1:Sheet1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Sheet1.A2:Sheet1.A2</svg:desc>
                </draw:g>
              </table:table-cell>
              <table:table-cell office:value-type="float" office:value="0.057055">
                <text:p>0.057055</text:p>
                <draw:g>
                  <svg:desc>Sheet1.B2:Sheet1.H2</svg:desc>
                </draw:g>
              </table:table-cell>
              <table:table-cell office:value-type="float" office:value="0.057916">
                <text:p>0.057916</text:p>
              </table:table-cell>
              <table:table-cell office:value-type="float" office:value="0.0544342">
                <text:p>0.0544342</text:p>
              </table:table-cell>
              <table:table-cell office:value-type="float" office:value="0.18524">
                <text:p>0.18524</text:p>
              </table:table-cell>
              <table:table-cell office:value-type="float" office:value="0.190085">
                <text:p>0.190085</text:p>
              </table:table-cell>
              <table:table-cell office:value-type="float" office:value="0.023929">
                <text:p>0.023929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Form K</text:p>
                <draw:g>
                  <svg:desc>Sheet1.A3:Sheet1.A3</svg:desc>
                </draw:g>
              </table:table-cell>
              <table:table-cell office:value-type="float" office:value="0.043549">
                <text:p>0.043549</text:p>
                <draw:g>
                  <svg:desc>Sheet1.B3:Sheet1.H3</svg:desc>
                </draw:g>
              </table:table-cell>
              <table:table-cell office:value-type="float" office:value="0.048029">
                <text:p>0.048029</text:p>
              </table:table-cell>
              <table:table-cell office:value-type="float" office:value="0.0453861">
                <text:p>0.0453861</text:p>
              </table:table-cell>
              <table:table-cell office:value-type="float" office:value="0.061663">
                <text:p>0.061663</text:p>
              </table:table-cell>
              <table:table-cell office:value-type="float" office:value="0.265433">
                <text:p>0.265433</text:p>
              </table:table-cell>
              <table:table-cell office:value-type="float" office:value="0.190977">
                <text:p>0.190977</text:p>
              </table:table-cell>
              <table:table-cell office:value-type="float" office:value="0.150999">
                <text:p>0.150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2.588cm" svg:y="6.948cm" style:legend-expansion="high" chart:style-name="ch3"/>
        <chart:plot-area chart:style-name="ch4" table:cell-range-address="Sheet2.A2:Sheet2.H21 Sheet2.B1:Sheet2.H1" chart:data-source-has-labels="row" svg:x="1.526cm" svg:y="1.641cm" svg:width="20.537cm" svg:height="14.563cm">
          <chart:coordinate-region svg:x="1.968cm" svg:y="1.844cm" svg:width="19.807cm" svg:height="13.707cm"/>
          <chart:axis chart:dimension="x" chart:name="primary-x" chart:style-name="ch5">
            <chart:title svg:x="10.35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Sheet2.B2:Sheet2.B21" chart:label-cell-address="Sheet2.B1:Sheet2.B1" chart:class="chart:scatter">
            <chart:domain table:cell-range-address="Sheet2.A2:Sheet2.A21"/>
            <chart:data-point chart:repeated="20"/>
          </chart:series>
          <chart:series chart:style-name="ch11" chart:values-cell-range-address="Sheet2.C2:Sheet2.C21" chart:label-cell-address="Sheet2.C1:Sheet2.C1" chart:class="chart:scatter">
            <chart:data-point chart:repeated="20"/>
          </chart:series>
          <chart:series chart:style-name="ch12" chart:values-cell-range-address="Sheet2.D2:Sheet2.D21" chart:label-cell-address="Sheet2.D1:Sheet2.D1" chart:class="chart:scatter">
            <chart:data-point chart:repeated="20"/>
          </chart:series>
          <chart:series chart:style-name="ch13" chart:values-cell-range-address="Sheet2.E2:Sheet2.E21" chart:label-cell-address="Sheet2.E1:Sheet2.E1" chart:class="chart:scatter">
            <chart:data-point chart:repeated="20"/>
          </chart:series>
          <chart:series chart:style-name="ch14" chart:values-cell-range-address="Sheet2.F2:Sheet2.F21" chart:label-cell-address="Sheet2.F1:Sheet2.F1" chart:class="chart:scatter">
            <chart:data-point chart:repeated="20"/>
          </chart:series>
          <chart:series chart:style-name="ch15" chart:values-cell-range-address="Sheet2.G2:Sheet2.G21" chart:label-cell-address="Sheet2.G1:Sheet2.G1" chart:class="chart:scatter">
            <chart:data-point chart:repeated="20"/>
          </chart:series>
          <chart:series chart:style-name="ch16" chart:values-cell-range-address="Sheet2.H2:Sheet2.H21" chart:label-cell-address="Sheet2.H1:Sheet2.H1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Sheet2.B1:Sheet2.B1</svg:desc>
                </draw:g>
              </table:table-cell>
              <table:table-cell office:value-type="string">
                <text:p>C Loops + OMP</text:p>
                <draw:g>
                  <svg:desc>Sheet2.C1:Sheet2.C1</svg:desc>
                </draw:g>
              </table:table-cell>
              <table:table-cell office:value-type="string">
                <text:p>Fortran Loops</text:p>
                <draw:g>
                  <svg:desc>Sheet2.D1:Sheet2.D1</svg:desc>
                </draw:g>
              </table:table-cell>
              <table:table-cell office:value-type="string">
                <text:p>BLAS + Loop</text:p>
                <draw:g>
                  <svg:desc>Sheet2.E1:Sheet2.E1</svg:desc>
                </draw:g>
              </table:table-cell>
              <table:table-cell office:value-type="string">
                <text:p>BLAS + Permute</text:p>
                <draw:g>
                  <svg:desc>Sheet2.F1:Sheet2.F1</svg:desc>
                </draw:g>
              </table:table-cell>
              <table:table-cell office:value-type="string">
                <text:p>Einsums Unsorted</text:p>
                <draw:g>
                  <svg:desc>Sheet2.G1:Sheet2.G1</svg:desc>
                </draw:g>
              </table:table-cell>
              <table:table-cell office:value-type="string">
                <text:p>Einsums Sorted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21</svg:desc>
                </draw:g>
              </table:table-cell>
              <table:table-cell office:value-type="float" office:value="0.00003">
                <text:p>0.00003</text:p>
                <draw:g>
                  <svg:desc>Sheet2.B2:Sheet2.B21</svg:desc>
                </draw:g>
              </table:table-cell>
              <table:table-cell office:value-type="float" office:value="0.00003">
                <text:p>0.00003</text:p>
                <draw:g>
                  <svg:desc>Sheet2.C2:Sheet2.C21</svg:desc>
                </draw:g>
              </table:table-cell>
              <table:table-cell office:value-type="float" office:value="0.0000317">
                <text:p>0.0000317</text:p>
                <draw:g>
                  <svg:desc>Sheet2.D2:Sheet2.D21</svg:desc>
                </draw:g>
              </table:table-cell>
              <table:table-cell office:value-type="float" office:value="0.000058">
                <text:p>0.000058</text:p>
                <draw:g>
                  <svg:desc>Sheet2.E2:Sheet2.E21</svg:desc>
                </draw:g>
              </table:table-cell>
              <table:table-cell office:value-type="float" office:value="0.000005">
                <text:p>0.000005</text:p>
                <draw:g>
                  <svg:desc>Sheet2.F2:Sheet2.F21</svg:desc>
                </draw:g>
              </table:table-cell>
              <table:table-cell office:value-type="float" office:value="0.00019">
                <text:p>0.00019</text:p>
                <draw:g>
                  <svg:desc>Sheet2.G2:Sheet2.G21</svg:desc>
                </draw:g>
              </table:table-cell>
              <table:table-cell office:value-type="float" office:value="0.000058">
                <text:p>0.000058</text:p>
                <draw:g>
                  <svg:desc>Sheet2.H2:Sheet2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1">
                <text:p>0.00011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551">
                <text:p>0.000551</text:p>
              </table:table-cell>
              <table:table-cell office:value-type="float" office:value="0.001203">
                <text:p>0.00120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605">
                <text:p>0.000605</text:p>
              </table:table-cell>
              <table:table-cell office:value-type="float" office:value="0.000586">
                <text:p>0.000586</text:p>
              </table:table-cell>
              <table:table-cell office:value-type="float" office:value="0.0010697">
                <text:p>0.0010697</text:p>
              </table:table-cell>
              <table:table-cell office:value-type="float" office:value="0.000836">
                <text:p>0.000836</text:p>
              </table:table-cell>
              <table:table-cell office:value-type="float" office:value="0.001465">
                <text:p>0.001465</text:p>
              </table:table-cell>
              <table:table-cell office:value-type="float" office:value="0.002552">
                <text:p>0.002552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978">
                <text:p>0.001978</text:p>
              </table:table-cell>
              <table:table-cell office:value-type="float" office:value="0.0015562">
                <text:p>0.0015562</text:p>
              </table:table-cell>
              <table:table-cell office:value-type="float" office:value="0.002229">
                <text:p>0.002229</text:p>
              </table:table-cell>
              <table:table-cell office:value-type="float" office:value="0.004149">
                <text:p>0.004149</text:p>
              </table:table-cell>
              <table:table-cell office:value-type="float" office:value="0.005452">
                <text:p>0.005452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14">
                <text:p>0.005814</text:p>
              </table:table-cell>
              <table:table-cell office:value-type="float" office:value="0.005756">
                <text:p>0.005756</text:p>
              </table:table-cell>
              <table:table-cell office:value-type="float" office:value="0.007004">
                <text:p>0.007004</text:p>
              </table:table-cell>
              <table:table-cell office:value-type="float" office:value="0.009222">
                <text:p>0.009222</text:p>
              </table:table-cell>
              <table:table-cell office:value-type="float" office:value="0.026262">
                <text:p>0.026262</text:p>
              </table:table-cell>
              <table:table-cell office:value-type="float" office:value="0.013523">
                <text:p>0.013523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165">
                <text:p>0.012165</text:p>
              </table:table-cell>
              <table:table-cell office:value-type="float" office:value="0.01227">
                <text:p>0.01227</text:p>
              </table:table-cell>
              <table:table-cell office:value-type="float" office:value="0.0141335">
                <text:p>0.0141335</text:p>
              </table:table-cell>
              <table:table-cell office:value-type="float" office:value="0.026644">
                <text:p>0.026644</text:p>
              </table:table-cell>
              <table:table-cell office:value-type="float" office:value="0.061062">
                <text:p>0.061062</text:p>
              </table:table-cell>
              <table:table-cell office:value-type="float" office:value="0.027731">
                <text:p>0.027731</text:p>
              </table:table-cell>
              <table:table-cell office:value-type="float" office:value="0.021662">
                <text:p>0.02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3046">
                <text:p>0.023046</text:p>
              </table:table-cell>
              <table:table-cell office:value-type="float" office:value="0.023024">
                <text:p>0.023024</text:p>
              </table:table-cell>
              <table:table-cell office:value-type="float" office:value="0.025531">
                <text:p>0.025531</text:p>
              </table:table-cell>
              <table:table-cell office:value-type="float" office:value="0.057973">
                <text:p>0.057973</text:p>
              </table:table-cell>
              <table:table-cell office:value-type="float" office:value="0.108796">
                <text:p>0.108796</text:p>
              </table:table-cell>
              <table:table-cell office:value-type="float" office:value="0.051693">
                <text:p>0.051693</text:p>
              </table:table-cell>
              <table:table-cell office:value-type="float" office:value="0.040396">
                <text:p>0.040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39048">
                <text:p>0.039048</text:p>
              </table:table-cell>
              <table:table-cell office:value-type="float" office:value="0.039147">
                <text:p>0.039147</text:p>
              </table:table-cell>
              <table:table-cell office:value-type="float" office:value="0.04123625">
                <text:p>0.04123625</text:p>
              </table:table-cell>
              <table:table-cell office:value-type="float" office:value="0.099452">
                <text:p>0.099452</text:p>
              </table:table-cell>
              <table:table-cell office:value-type="float" office:value="0.184739">
                <text:p>0.184739</text:p>
              </table:table-cell>
              <table:table-cell office:value-type="float" office:value="0.08743">
                <text:p>0.08743</text:p>
              </table:table-cell>
              <table:table-cell office:value-type="float" office:value="0.071608">
                <text:p>0.0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62863">
                <text:p>0.062863</text:p>
              </table:table-cell>
              <table:table-cell office:value-type="float" office:value="0.0631">
                <text:p>0.0631</text:p>
              </table:table-cell>
              <table:table-cell office:value-type="float" office:value="0.06476775">
                <text:p>0.06476775</text:p>
              </table:table-cell>
              <table:table-cell office:value-type="float" office:value="0.158377">
                <text:p>0.158377</text:p>
              </table:table-cell>
              <table:table-cell office:value-type="float" office:value="0.295841">
                <text:p>0.295841</text:p>
              </table:table-cell>
              <table:table-cell office:value-type="float" office:value="0.143413">
                <text:p>0.143413</text:p>
              </table:table-cell>
              <table:table-cell office:value-type="float" office:value="0.11145">
                <text:p>0.11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99104">
                <text:p>0.099104</text:p>
              </table:table-cell>
              <table:table-cell office:value-type="float" office:value="0.098742">
                <text:p>0.098742</text:p>
              </table:table-cell>
              <table:table-cell office:value-type="float" office:value="0.09922615">
                <text:p>0.09922615</text:p>
              </table:table-cell>
              <table:table-cell office:value-type="float" office:value="0.237981">
                <text:p>0.237981</text:p>
              </table:table-cell>
              <table:table-cell office:value-type="float" office:value="0.450751">
                <text:p>0.450751</text:p>
              </table:table-cell>
              <table:table-cell office:value-type="float" office:value="0.214662">
                <text:p>0.214662</text:p>
              </table:table-cell>
              <table:table-cell office:value-type="float" office:value="0.17403">
                <text:p>0.17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57427">
                <text:p>0.157427</text:p>
              </table:table-cell>
              <table:table-cell office:value-type="float" office:value="0.158659">
                <text:p>0.158659</text:p>
              </table:table-cell>
              <table:table-cell office:value-type="float" office:value="0.14643585">
                <text:p>0.14643585</text:p>
              </table:table-cell>
              <table:table-cell office:value-type="float" office:value="0.363337">
                <text:p>0.363337</text:p>
              </table:table-cell>
              <table:table-cell office:value-type="float" office:value="0.652659">
                <text:p>0.652659</text:p>
              </table:table-cell>
              <table:table-cell office:value-type="float" office:value="0.317698">
                <text:p>0.317698</text:p>
              </table:table-cell>
              <table:table-cell office:value-type="float" office:value="0.254348">
                <text:p>0.254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24867">
                <text:p>0.224867</text:p>
              </table:table-cell>
              <table:table-cell office:value-type="float" office:value="0.229834">
                <text:p>0.229834</text:p>
              </table:table-cell>
              <table:table-cell office:value-type="float" office:value="0.20746495">
                <text:p>0.20746495</text:p>
              </table:table-cell>
              <table:table-cell office:value-type="float" office:value="0.532903">
                <text:p>0.532903</text:p>
              </table:table-cell>
              <table:table-cell office:value-type="float" office:value="0.931062">
                <text:p>0.931062</text:p>
              </table:table-cell>
              <table:table-cell office:value-type="float" office:value="0.45269">
                <text:p>0.45269</text:p>
              </table:table-cell>
              <table:table-cell office:value-type="float" office:value="0.359726">
                <text:p>0.359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02414">
                <text:p>0.302414</text:p>
              </table:table-cell>
              <table:table-cell office:value-type="float" office:value="0.312556">
                <text:p>0.312556</text:p>
              </table:table-cell>
              <table:table-cell office:value-type="float" office:value="0.28745815">
                <text:p>0.28745815</text:p>
              </table:table-cell>
              <table:table-cell office:value-type="float" office:value="0.715894">
                <text:p>0.715894</text:p>
              </table:table-cell>
              <table:table-cell office:value-type="float" office:value="1.256962">
                <text:p>1.256962</text:p>
              </table:table-cell>
              <table:table-cell office:value-type="float" office:value="0.622381">
                <text:p>0.622381</text:p>
              </table:table-cell>
              <table:table-cell office:value-type="float" office:value="0.498197">
                <text:p>0.498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15643">
                <text:p>0.415643</text:p>
              </table:table-cell>
              <table:table-cell office:value-type="float" office:value="0.430904">
                <text:p>0.430904</text:p>
              </table:table-cell>
              <table:table-cell office:value-type="float" office:value="0.38503495">
                <text:p>0.38503495</text:p>
              </table:table-cell>
              <table:table-cell office:value-type="float" office:value="0.965354">
                <text:p>0.965354</text:p>
              </table:table-cell>
              <table:table-cell office:value-type="float" office:value="1.684849">
                <text:p>1.684849</text:p>
              </table:table-cell>
              <table:table-cell office:value-type="float" office:value="0.834821">
                <text:p>0.834821</text:p>
              </table:table-cell>
              <table:table-cell office:value-type="float" office:value="0.655842">
                <text:p>0.655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543664">
                <text:p>0.543664</text:p>
              </table:table-cell>
              <table:table-cell office:value-type="float" office:value="0.566746">
                <text:p>0.566746</text:p>
              </table:table-cell>
              <table:table-cell office:value-type="float" office:value="0.50962785">
                <text:p>0.50962785</text:p>
              </table:table-cell>
              <table:table-cell office:value-type="float" office:value="1.254388">
                <text:p>1.254388</text:p>
              </table:table-cell>
              <table:table-cell office:value-type="float" office:value="2.198678">
                <text:p>2.198678</text:p>
              </table:table-cell>
              <table:table-cell office:value-type="float" office:value="1.094014">
                <text:p>1.094014</text:p>
              </table:table-cell>
              <table:table-cell office:value-type="float" office:value="0.867668">
                <text:p>0.867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04831">
                <text:p>0.704831</text:p>
              </table:table-cell>
              <table:table-cell office:value-type="float" office:value="0.717338">
                <text:p>0.717338</text:p>
              </table:table-cell>
              <table:table-cell office:value-type="float" office:value="0.66753845">
                <text:p>0.66753845</text:p>
              </table:table-cell>
              <table:table-cell office:value-type="float" office:value="1.586856">
                <text:p>1.586856</text:p>
              </table:table-cell>
              <table:table-cell office:value-type="float" office:value="2.836287">
                <text:p>2.836287</text:p>
              </table:table-cell>
              <table:table-cell office:value-type="float" office:value="1.417538">
                <text:p>1.417538</text:p>
              </table:table-cell>
              <table:table-cell office:value-type="float" office:value="1.131523">
                <text:p>1.131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918773">
                <text:p>0.918773</text:p>
              </table:table-cell>
              <table:table-cell office:value-type="float" office:value="0.936708">
                <text:p>0.936708</text:p>
              </table:table-cell>
              <table:table-cell office:value-type="float" office:value="0.8537368">
                <text:p>0.8537368</text:p>
              </table:table-cell>
              <table:table-cell office:value-type="float" office:value="2.055026">
                <text:p>2.055026</text:p>
              </table:table-cell>
              <table:table-cell office:value-type="float" office:value="3.65812">
                <text:p>3.65812</text:p>
              </table:table-cell>
              <table:table-cell office:value-type="float" office:value="1.822292">
                <text:p>1.822292</text:p>
              </table:table-cell>
              <table:table-cell office:value-type="float" office:value="1.453658">
                <text:p>1.453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1527">
                <text:p>1.1527</text:p>
              </table:table-cell>
              <table:table-cell office:value-type="float" office:value="1.163842">
                <text:p>1.163842</text:p>
              </table:table-cell>
              <table:table-cell office:value-type="float" office:value="1.07262335">
                <text:p>1.07262335</text:p>
              </table:table-cell>
              <table:table-cell office:value-type="float" office:value="2.56494">
                <text:p>2.56494</text:p>
              </table:table-cell>
              <table:table-cell office:value-type="float" office:value="4.565095">
                <text:p>4.565095</text:p>
              </table:table-cell>
              <table:table-cell office:value-type="float" office:value="2.28669">
                <text:p>2.28669</text:p>
              </table:table-cell>
              <table:table-cell office:value-type="float" office:value="1.794432">
                <text:p>1.794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413618">
                <text:p>1.413618</text:p>
              </table:table-cell>
              <table:table-cell office:value-type="float" office:value="1.439525">
                <text:p>1.439525</text:p>
              </table:table-cell>
              <table:table-cell office:value-type="float" office:value="1.33748035">
                <text:p>1.33748035</text:p>
              </table:table-cell>
              <table:table-cell office:value-type="float" office:value="3.194308">
                <text:p>3.194308</text:p>
              </table:table-cell>
              <table:table-cell office:value-type="float" office:value="5.722741">
                <text:p>5.722741</text:p>
              </table:table-cell>
              <table:table-cell office:value-type="float" office:value="2.850064">
                <text:p>2.850064</text:p>
              </table:table-cell>
              <table:table-cell office:value-type="float" office:value="2.284006">
                <text:p>2.28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